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47mm" fo:break-before="auto" style:use-optimal-row-height="false"/>
    </style:style>
    <style:style style:name="ro6" style:family="table-row">
      <style:table-row-properties style:row-height="15.03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19mm" fo:break-before="auto" style:use-optimal-row-height="false"/>
    </style:style>
    <style:style style:name="ro9" style:family="table-row">
      <style:table-row-properties style:row-height="36.23mm" fo:break-before="auto" style:use-optimal-row-height="false"/>
    </style:style>
    <style:style style:name="ro10" style:family="table-row">
      <style:table-row-properties style:row-height="25.12mm" fo:break-before="auto" style:use-optimal-row-height="fals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2.65mm" fo:break-before="auto" style:use-optimal-row-height="false"/>
    </style:style>
    <style:style style:name="ro14" style:family="table-row">
      <style:table-row-properties style:row-height="26.8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ext-properties fo:font-size="20pt" style:font-size-asian="20pt" style:font-size-complex="20pt"/>
    </style:style>
    <style:style style:name="ce19" style:family="table-cell" style:parent-style-name="Default" style:data-style-name="N111"/>
    <style:style style:name="ce2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1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2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3" style:family="table-cell" style:parent-style-name="Default" style:data-style-name="N0">
      <style:table-cell-properties style:vertical-align="top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5" style:family="table-cell" style:parent-style-name="Default" style:data-style-name="N0">
      <style:table-cell-properties fo:border="none"/>
    </style:style>
    <style:style style:name="ce2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7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9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グループ活動報告書</text:p>
          </table:table-cell>
          <table:table-cell table:style-name="ce9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1019"/>
        </table:table-row>
        <table:table-row table:style-name="ro3">
          <table:covered-table-cell table:number-columns-repeated="2"/>
          <table:table-cell table:style-name="ce10" office:value-type="string" calcext:value-type="string">
            <text:p>織田</text:p>
          </table:table-cell>
          <table:table-cell table:style-name="ce10" office:value-type="string" calcext:value-type="string">
            <text:p>矢野</text:p>
          </table:table-cell>
          <table:table-cell table:style-name="ce10" office:value-type="string" calcext:value-type="string">
            <text:p>山口</text:p>
          </table:table-cell>
          <table:table-cell table:style-name="ce13"/>
          <table:table-cell table:style-name="ce16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7" office:value-type="string" calcext:value-type="string">
            <text:p>ゲームの全体の設計について詳細を詰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4"/>
          <table:table-cell table:style-name="ce17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7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7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7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7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7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7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7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9">
          <table:table-cell table:style-name="ce4" office:value-type="string" calcext:value-type="string">
            <text:p>　11月18日</text:p>
            <text:p>12時50分</text:p>
          </table:table-cell>
          <table:table-cell table:style-name="ce8" office:value-type="string" calcext:value-type="string">
            <text:p>・プレイヤーの移動の不具合を改善するための方法を検討</text:p>
            <text:p>・ネットワーク通信をしている状態で金塊をとれるよう実装</text:p>
            <text:p>・スタート画面の実装</text:p>
            <text:p>・プログラムの統合と、ヘッダファイル等の整理</text:p>
            <text:p>・敵の移動の実装</text:p>
            <text:p>・参照バグの修正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5日</text:p>
            <text:p>　12時50分</text:p>
          </table:table-cell>
          <table:table-cell table:style-name="ce8" office:value-type="string" calcext:value-type="string">
            <text:p>・カメラの視界と、カメラ本体の回転の同期</text:p>
            <text:p>・プレイヤー斜め移動の速度の改善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　11月27日</text:p>
            <text:p>　14時30分</text:p>
          </table:table-cell>
          <table:table-cell table:style-name="ce8" office:value-type="string" calcext:value-type="string">
            <text:p>・敵のランダム移動</text:p>
            <text:p>・敵がプレイヤーを追尾する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10">
          <table:table-cell table:style-name="ce4" office:value-type="string" calcext:value-type="string">
            <text:p>　11月29日</text:p>
            <text:p>　14時30分</text:p>
          </table:table-cell>
          <table:table-cell table:style-name="ce8" office:value-type="string" calcext:value-type="string">
            <text:p>・敵がプレイヤーを追尾する動きの実装</text:p>
            <text:p>・プレイヤーの斜め移動の実装</text:p>
            <text:p>・フレームレートの実装</text:p>
            <text:p>・カメラの視点と、カメラ本体の回転</text:p>
            <text:p>・敵のランダムな動きの実装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2月2日</text:p>
            <text:p>　12時50分</text:p>
          </table:table-cell>
          <table:table-cell table:style-name="ce7" office:value-type="string" calcext:value-type="string">
            <text:p>・スタート画面、フレームレートの実装したプログラムと</text:p>
            <text:p>の統合</text:p>
          </table:table-cell>
          <table:table-cell table:number-columns-repeated="3" table:style-name="ce11" office:value-type="string" calcext:value-type="string">
            <text:p>○</text:p>
          </table:table-cell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7"/>
          <table:table-cell table:style-name="ce12" table:number-columns-repeated="3"/>
          <table:table-cell table:style-name="ce15"/>
          <table:table-cell table:style-name="ce18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1">
          <table:table-cell office:value-type="string" calcext:value-type="string">
            <text:p>達成度グラフ用データシート</text:p>
          </table:table-cell>
          <table:table-cell table:number-columns-repeated="9"/>
          <table:table-cell table:style-name="ce6" office:value-type="string" calcext:value-type="string">
            <text:p>達成度グラフ</text:p>
          </table:table-cell>
          <table:table-cell table:style-name="ce30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2">
          <table:table-cell/>
          <table:table-cell table:style-name="ce16" table:formula="of:=[グループ活動報告書.C3]" office:value-type="string" office:string-value="織田" calcext:value-type="string">
            <text:p>織田</text:p>
          </table:table-cell>
          <table:table-cell table:style-name="ce16" table:formula="of:=[グループ活動報告書.D3]" office:value-type="string" office:string-value="矢野" calcext:value-type="string">
            <text:p>矢野</text:p>
          </table:table-cell>
          <table:table-cell table:style-name="ce16" table:formula="of:=[グループ活動報告書.E3]" office:value-type="string" office:string-value="山口" calcext:value-type="string">
            <text:p>山口</text:p>
          </table:table-cell>
          <table:table-cell table:style-name="ce16" table:number-columns-repeated="3"/>
          <table:table-cell table:number-columns-repeated="1017"/>
        </table:table-row>
        <table:table-row table:style-name="ro13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0-29" calcext:value-type="date">
            <text:p>10月29日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2" calcext:value-type="date">
            <text:p>11月2日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6" calcext:value-type="date">
            <text:p>11月6日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7" calcext:value-type="date">
            <text:p>11月7日</text:p>
          </table:table-cell>
          <table:table-cell table:style-name="ce2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08" calcext:value-type="date">
            <text:p>11月8日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1" calcext:value-type="date">
            <text:p>11月11日</text:p>
          </table:table-cell>
          <table:table-cell table:style-name="ce2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3" calcext:value-type="date">
            <text:p>11月13日</text:p>
          </table:table-cell>
          <table:table-cell table:style-name="ce2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5" calcext:value-type="date">
            <text:p>11月15日</text:p>
          </table:table-cell>
          <table:table-cell table:style-name="ce2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18" calcext:value-type="date">
            <text:p>11月18日</text:p>
          </table:table-cell>
          <table:table-cell table:style-name="ce2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5" calcext:value-type="date">
            <text:p>11月25日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7" calcext:value-type="date">
            <text:p>11月27日</text:p>
          </table:table-cell>
          <table:table-cell table:style-name="ce21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1-29" calcext:value-type="date">
            <text:p>11月29日</text:p>
          </table:table-cell>
          <table:table-cell table:style-name="ce21" office:value-type="float" office:value="57" calcext:value-type="float">
            <text:p>57</text:p>
          </table:table-cell>
          <table:table-cell table:style-name="ce25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2">
          <table:table-cell table:style-name="ce19" office:value-type="date" office:date-value="2019-12-02" calcext:value-type="date">
            <text:p>12月2日</text:p>
          </table:table-cell>
          <table:table-cell table:style-name="ce21" office:value-type="float" office:value="60" calcext:value-type="float">
            <text:p>60</text:p>
          </table:table-cell>
          <table:table-cell table:style-name="ce25" office:value-type="float" office:value="50" calcext:value-type="float">
            <text:p>5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020"/>
        </table:table-row>
        <table:table-row table:style-name="ro12" table:number-rows-repeated="5">
          <table:table-cell table:style-name="ce19"/>
          <table:table-cell table:style-name="ce21"/>
          <table:table-cell table:style-name="ce25"/>
          <table:table-cell table:style-name="ce28"/>
          <table:table-cell table:number-columns-repeated="1020"/>
        </table:table-row>
        <table:table-row table:style-name="ro12">
          <table:table-cell table:style-name="ce19"/>
          <table:table-cell table:style-name="ce22"/>
          <table:table-cell table:style-name="ce26"/>
          <table:table-cell table:style-name="ce29"/>
          <table:table-cell table:number-columns-repeated="1020"/>
        </table:table-row>
        <table:table-row table:style-name="ro14">
          <table:table-cell/>
          <table:table-cell table:style-name="ce23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2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00/00/00</text:date>, <text:time style:data-style-name="N2" text:time-value="14:19:04.58385043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2-06T14:28:33.457009711</dc:date>
    <meta:editing-cycles>20</meta:editing-cycles>
    <meta:editing-duration>PT7H15M2S</meta:editing-duration>
    <meta:document-statistic meta:table-count="2" meta:cell-count="147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4cm" svg:height="10.303cm" xlink:href=".." xlink:type="simple" chart:class="chart:line" chart:style-name="ch1">
        <chart:legend chart:legend-position="end" svg:x="2.791cm" svg:y="0.185cm" style:legend-expansion="high" chart:style-name="ch2"/>
        <chart:plot-area chart:style-name="ch3" table:cell-range-address="達成度グラフ.A3:達成度グラフ.G14 達成度グラフ.B2:達成度グラフ.G2" chart:data-source-has-labels="both" svg:x="0.891cm" svg:y="-0.028cm" svg:width="15.817cm" svg:height="9.684cm">
          <chartooo:coordinate-region svg:x="1.548cm" svg:y="0.118cm" svg:width="15.056cm" svg:height="8.025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76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